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188cm" fo:min-width="10.241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3.761cm" fo:min-width="15.099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fill-color="#99ccff" draw:textarea-horizontal-align="justify" draw:textarea-vertical-align="top" draw:auto-grow-height="false" fo:min-height="2.042cm" fo:min-width="9.412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9" style:family="graphic" style:parent-style-name="standard">
      <style:graphic-properties draw:fill-color="#ffcccc" draw:textarea-horizontal-align="justify" draw:textarea-vertical-align="middle" draw:auto-grow-height="false" fo:min-height="0.543cm" fo:min-width="2.992cm"/>
    </style:style>
    <style:style style:name="gr10" style:family="graphic" style:parent-style-name="standard">
      <style:graphic-properties draw:fill-color="#ffcccc" draw:textarea-horizontal-align="justify" draw:textarea-vertical-align="middle" draw:auto-grow-height="false" fo:min-height="0.543cm" fo:min-width="2.993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6.053cm" fo:min-width="16.598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775cm" fo:min-width="2.564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0.475cm" fo:min-width="1.962cm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0.773cm" fo:min-width="2.406cm"/>
    </style:style>
    <style:style style:name="gr16" style:family="graphic" style:parent-style-name="standard">
      <style:graphic-properties draw:fill-color="#ffcccc" draw:textarea-horizontal-align="justify" draw:textarea-vertical-align="middle" draw:auto-grow-height="false" fo:min-height="0.543cm" fo:min-width="5.532cm"/>
    </style:style>
    <style:style style:name="gr17" style:family="graphic" style:parent-style-name="standard">
      <style:graphic-properties draw:fill-color="#ccffcc" draw:textarea-horizontal-align="justify" draw:textarea-vertical-align="middle" draw:auto-grow-height="false" fo:min-height="0.648cm" fo:min-width="3.991cm"/>
    </style:style>
    <style:style style:name="gr18" style:family="graphic" style:parent-style-name="standard">
      <style:graphic-properties draw:fill-color="#ccffcc" draw:textarea-horizontal-align="justify" draw:textarea-vertical-align="middle" draw:auto-grow-height="false" fo:min-height="0.312cm" fo:min-width="2.083cm"/>
    </style:style>
    <style:style style:name="gr19" style:family="graphic" style:parent-style-name="standard">
      <style:graphic-properties draw:fill-color="#99ccff" draw:textarea-horizontal-align="justify" draw:textarea-vertical-align="top" draw:auto-grow-height="false" fo:min-height="2.615cm" fo:min-width="11.255cm"/>
    </style:style>
    <style:style style:name="gr20" style:family="graphic" style:parent-style-name="standard">
      <style:graphic-properties draw:fill-color="#99ccff" draw:textarea-horizontal-align="justify" draw:textarea-vertical-align="top" draw:auto-grow-height="false" fo:min-height="3.761cm" fo:min-width="9.861cm"/>
    </style:style>
    <style:style style:name="gr21" style:family="graphic" style:parent-style-name="standard">
      <style:graphic-properties draw:fill-color="#99ccff" draw:textarea-horizontal-align="justify" draw:textarea-vertical-align="top" draw:auto-grow-height="false" fo:min-height="2.01cm" fo:min-width="7.829cm"/>
    </style:style>
    <style:style style:name="gr22" style:family="graphic" style:parent-style-name="standard">
      <style:graphic-properties draw:fill-color="#99ccff" draw:textarea-horizontal-align="justify" draw:textarea-vertical-align="top" draw:auto-grow-height="false" fo:min-height="4.334cm" fo:min-width="12.974cm"/>
    </style:style>
    <style:style style:name="gr23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2.279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0.92cm" fo:min-width="2.865cm"/>
    </style:style>
    <style:style style:name="gr25" style:family="graphic" style:parent-style-name="standard">
      <style:graphic-properties draw:stroke="none" svg:stroke-color="#000000" draw:fill="none" draw:fill-color="#ffffff" fo:min-height="0.637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0.777cm" fo:min-width="3.152cm"/>
    </style:style>
    <style:style style:name="gr27" style:family="graphic" style:parent-style-name="standard">
      <style:graphic-properties draw:fill-color="#99ccff" draw:textarea-horizontal-align="justify" draw:textarea-vertical-align="middle" draw:auto-grow-height="false" fo:min-height="0.922cm" fo:min-width="3.453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2.042cm" fo:min-width="11.317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3.762cm" fo:min-width="10.179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3.189cm" fo:min-width="15.638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3.761cm" fo:min-width="16.846cm"/>
    </style:style>
    <style:style style:name="gr33" style:family="graphic" style:parent-style-name="standard">
      <style:graphic-properties draw:fill-color="#ccffcc" draw:textarea-horizontal-align="justify" draw:textarea-vertical-align="middle" draw:auto-grow-height="false" fo:min-height="0.648cm" fo:min-width="2.194cm"/>
    </style:style>
    <style:style style:name="gr34" style:family="graphic" style:parent-style-name="standard">
      <style:graphic-properties draw:fill-color="#99ccff" draw:textarea-horizontal-align="justify" draw:textarea-vertical-align="top" draw:auto-grow-height="false" fo:min-height="2.615cm" fo:min-width="5.064cm"/>
    </style:style>
    <style:style style:name="gr35" style:family="graphic" style:parent-style-name="standard">
      <style:graphic-properties draw:fill-color="#99ccff" draw:textarea-horizontal-align="justify" draw:textarea-vertical-align="top" draw:auto-grow-height="false" fo:min-height="10.494cm" fo:min-width="10.327cm"/>
    </style:style>
    <style:style style:name="gr36" style:family="graphic" style:parent-style-name="standard">
      <style:graphic-properties draw:fill-color="#99ccff" draw:textarea-horizontal-align="justify" draw:textarea-vertical-align="top" draw:auto-grow-height="false" fo:min-height="1.9cm" fo:min-width="9.333cm"/>
    </style:style>
    <style:style style:name="gr37" style:family="graphic" style:parent-style-name="standard">
      <style:graphic-properties draw:fill-color="#99ccff" draw:textarea-horizontal-align="justify" draw:textarea-vertical-align="top" draw:auto-grow-height="false" fo:min-height="1.9cm" fo:min-width="4.253cm"/>
    </style:style>
    <style:style style:name="gr38" style:family="graphic" style:parent-style-name="standard">
      <style:graphic-properties draw:fill-color="#99ccff" draw:textarea-horizontal-align="justify" draw:textarea-vertical-align="top" draw:auto-grow-height="false" fo:min-height="3.761cm" fo:min-width="13.671cm"/>
    </style:style>
    <style:style style:name="gr39" style:family="graphic" style:parent-style-name="standard">
      <style:graphic-properties draw:fill-color="#99ccff" draw:textarea-horizontal-align="justify" draw:textarea-vertical-align="top" draw:auto-grow-height="false" fo:min-height="4.946cm" fo:min-width="11.638cm"/>
    </style:style>
    <style:style style:name="gr40" style:family="graphic" style:parent-style-name="standard">
      <style:graphic-properties draw:fill-color="#99ccff" draw:textarea-horizontal-align="justify" draw:textarea-vertical-align="top" draw:auto-grow-height="false" fo:min-height="1.469cm" fo:min-width="8.839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42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2.597cm"/>
    </style:style>
    <style:style style:name="gr43" style:family="graphic" style:parent-style-name="standard">
      <style:graphic-properties draw:fill-color="#99ccff" draw:textarea-horizontal-align="justify" draw:textarea-vertical-align="top" draw:auto-grow-height="false" fo:min-height="2.042cm" fo:min-width="4.915cm"/>
    </style:style>
    <style:style style:name="P1" style:family="paragraph">
      <style:paragraph-properties fo:text-align="end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99ccff"/>
      <style:paragraph-properties fo:text-align="start" style:writing-mode="lr-tb"/>
      <style:text-properties fo:font-size="10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text-align="end" style:writing-mode="lr-tb"/>
    </style:style>
    <style:style style:name="P12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13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14" style:family="paragraph">
      <loext:graphic-properties draw:fill-color="#ccffcc"/>
      <style:paragraph-properties fo:text-align="center"/>
      <style:text-properties style:font-name="Arial" fo:font-size="10pt" style:text-underline-style="none" style:font-size-asian="18pt" style:font-size-complex="18pt"/>
    </style:style>
    <style:style style:name="P15" style:family="paragraph">
      <loext:graphic-properties draw:fill-color="#99ccff"/>
      <style:paragraph-properties fo:text-align="end"/>
      <style:text-properties fo:font-size="10pt" style:font-size-asian="18pt" style:font-size-complex="18pt"/>
    </style:style>
    <style:style style:name="P16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Arial" fo:font-size="10pt" style:font-size-asian="18pt" style:font-size-complex="18pt"/>
    </style:style>
    <style:style style:name="T5" style:family="text">
      <style:text-properties style:font-name="Arial" fo:font-size="10pt" style:text-underline-style="none" style:font-size-asian="18pt" style:font-size-complex="18pt"/>
    </style:style>
    <style:style style:name="T6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tialize WtPLSQL" draw:style-name="dp1" draw:master-page-name="Default">
        <draw:custom-shape draw:style-name="gr1" draw:text-style-name="P2" draw:layer="layout" svg:width="11.113cm" svg:height="3.81cm" svg:x="8.963cm" svg:y="9.889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033cm" svg:height="4.445cm" svg:x="1.661cm" svg:y="4.201cm">
          <text:p text:style-name="P3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968cm" svg:height="0.803cm" draw:transform="skewX (-0.00628318530717958) rotate (-0.00628318530718033) translate (2.137cm 4.96cm)">
          <text:p text:style-name="P3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4.762cm" svg:height="0.793cm" svg:x="14.996cm" svg:y="11.002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.502cm" svg:y1="7.371cm" svg:x2="9.598cm" svg:y2="11.769cm" draw:start-shape="id1" draw:start-glue-point="2" draw:end-shape="id2" svg:d="M6502 7371l3096 4398" svg:viewBox="0 0 3097 4399">
          <text:p/>
        </draw:connector>
        <draw:custom-shape draw:style-name="gr3" draw:text-style-name="P4" xml:id="id2" draw:id="id2" draw:layer="layout" svg:width="3.968cm" svg:height="0.803cm" draw:transform="skewX (-0.00628318530717958) rotate (-0.00628318530718033) translate (9.598cm 11.368cm)">
          <text:p text:style-name="P3"><text:span text:style-name="T1">Init1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16cm" svg:height="2.54cm" svg:x="9.255cm" svg:y="14.36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726cm" svg:y1="16.101cm" svg:x2="15.471cm" svg:y2="16.184cm" draw:start-shape="id3" draw:start-glue-point="1" draw:end-shape="id4" draw:end-glue-point="3" svg:d="M13726 16101l1745 83" svg:viewBox="0 0 1746 84">
          <text:p/>
        </draw:connector>
        <draw:custom-shape draw:style-name="gr4" draw:text-style-name="P5" xml:id="id5" draw:id="id5" draw:layer="layout" svg:width="4.762cm" svg:height="0.793cm" svg:x="14.996cm" svg:y="12.588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3.566cm" svg:y1="11.794cm" svg:x2="14.996cm" svg:y2="12.984cm" draw:start-shape="id2" draw:start-glue-point="1" draw:end-shape="id5" draw:end-glue-point="3" svg:d="M13566 11794l1430 1190" svg:viewBox="0 0 1431 1191">
          <text:p/>
        </draw:connector>
        <draw:custom-shape draw:style-name="gr3" draw:text-style-name="P4" xml:id="id1" draw:id="id1" draw:layer="layout" svg:width="3.968cm" svg:height="0.803cm" draw:transform="skewX (-0.00628318530717958) rotate (-0.00628318530718033) translate (4.518cm 6.556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4.121cm" svg:y1="5.775cm" svg:x2="6.502cm" svg:y2="6.568cm" draw:start-shape="id6" draw:start-glue-point="2" draw:end-shape="id1" draw:end-glue-point="0" svg:d="M4121 5775l2381 793" svg:viewBox="0 0 2382 794">
          <text:p/>
        </draw:connector>
        <draw:connector draw:style-name="gr5" draw:text-style-name="P6" draw:layer="layout" draw:type="line" svg:x1="13.566cm" svg:y1="11.794cm" svg:x2="14.996cm" svg:y2="11.398cm" draw:start-shape="id2" draw:start-glue-point="1" draw:end-shape="id7" draw:end-glue-point="3" svg:d="M13566 11794l1430-396" svg:viewBox="0 0 1431 397">
          <text:p/>
        </draw:connector>
        <draw:frame draw:style-name="gr7" draw:text-style-name="P10" draw:layer="layout" svg:width="7.62cm" svg:height="0.725cm" svg:x="1.635cm" svg:y="2.59cm">
          <draw:text-box>
            <text:p text:style-name="P9"><text:span text:style-name="T3"><loext:page-name>Initialize WtPLSQL</loext:page-name></text:span></text:p>
          </draw:text-box>
        </draw:frame>
        <draw:connector draw:style-name="gr5" draw:text-style-name="P6" draw:layer="layout" draw:type="line" svg:x1="8.486cm" svg:y1="6.982cm" svg:x2="10.392cm" svg:y2="6.629cm" draw:end-shape="id8" svg:d="M8486 6982l1906-353" svg:viewBox="0 0 1907 354">
          <text:p/>
        </draw:connector>
        <draw:connector draw:style-name="gr5" draw:text-style-name="P6" draw:layer="layout" draw:type="line" svg:x1="13.726cm" svg:y1="16.101cm" svg:x2="15.472cm" svg:y2="15.391cm" draw:start-shape="id3" draw:start-glue-point="1" draw:end-shape="id9" draw:end-glue-point="3" svg:d="M13726 16101l1746-710" svg:viewBox="0 0 1747 711">
          <text:p/>
        </draw:connector>
        <draw:connector draw:style-name="gr5" draw:text-style-name="P6" draw:layer="layout" draw:type="line" svg:x1="6.502cm" svg:y1="7.371cm" svg:x2="9.758cm" svg:y2="16.076cm" draw:start-shape="id1" draw:start-glue-point="2" draw:end-shape="id3" draw:end-glue-point="3" svg:d="M6502 7371l3256 8705" svg:viewBox="0 0 3257 8706">
          <text:p/>
        </draw:connector>
        <draw:custom-shape draw:style-name="gr3" draw:text-style-name="P4" xml:id="id3" draw:id="id3" draw:layer="layout" svg:width="3.968cm" svg:height="0.803cm" draw:transform="skewX (-0.00628318530717958) rotate (-0.00628318530718033) translate (9.758cm 15.675cm)">
          <draw:glue-point draw:id="4" svg:x="-2.2cm" svg:y="-5cm"/>
          <text:p text:style-name="P3"><text:span text:style-name="T1">reset_global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4.762cm" svg:height="0.793cm" svg:x="14.996cm" svg:y="11.795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968cm" svg:height="0.803cm" draw:transform="skewX (-0.00628318530717958) rotate (-0.00628318530718033) translate (9.44cm 12.588cm)">
          <text:p text:style-name="P3"><text:span text:style-name="T1">Init2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502cm" svg:y1="7.371cm" svg:x2="9.44cm" svg:y2="12.989cm" draw:start-shape="id1" draw:start-glue-point="2" draw:end-shape="id10" draw:end-glue-point="3" svg:d="M6502 7371l2938 5618" svg:viewBox="0 0 2939 5619">
          <text:p/>
        </draw:connector>
        <draw:connector draw:style-name="gr5" draw:text-style-name="P6" draw:layer="layout" draw:type="line" svg:x1="13.566cm" svg:y1="11.794cm" svg:x2="14.996cm" svg:y2="12.191cm" draw:start-shape="id2" draw:start-glue-point="1" draw:end-shape="id11" draw:end-glue-point="3" svg:d="M13566 11794l1430 397" svg:viewBox="0 0 1431 398">
          <text:p/>
        </draw:connector>
        <draw:connector draw:style-name="gr5" draw:text-style-name="P6" draw:layer="layout" draw:type="line" svg:x1="12.535cm" svg:y1="7.044cm" svg:x2="14.996cm" svg:y2="11.398cm" draw:start-shape="id8" draw:start-glue-point="2" draw:end-shape="id7" draw:end-glue-point="3" svg:d="M12535 7044l2461 4354" svg:viewBox="0 0 2462 4355">
          <text:p/>
        </draw:connector>
        <draw:connector draw:style-name="gr5" draw:text-style-name="P6" draw:layer="layout" draw:type="line" svg:x1="13.408cm" svg:y1="13.014cm" svg:x2="14.996cm" svg:y2="12.984cm" draw:start-shape="id10" draw:start-glue-point="1" draw:end-shape="id5" draw:end-glue-point="3" svg:d="M13408 13014l1588-30" svg:viewBox="0 0 1589 31">
          <text:p/>
        </draw:connector>
        <draw:custom-shape draw:style-name="gr8" draw:text-style-name="P4" xml:id="id8" draw:id="id8" draw:layer="layout" svg:width="4.286cm" svg:height="0.803cm" draw:transform="skewX (-0.00628318530717958) rotate (-0.00628318530718033) translate (10.392cm 6.228cm)">
          <text:p text:style-name="P3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9" draw:id="id9" draw:layer="layout" svg:width="3.492cm" svg:height="0.793cm" svg:x="15.472cm" svg:y="14.995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4" draw:id="id4" draw:layer="layout" svg:width="3.493cm" svg:height="0.793cm" svg:x="15.471cm" svg:y="15.788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7.78cm" svg:height="6.985cm" svg:x="1.661cm" svg:y="17.509cm">
          <text:p text:style-name="P11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31cm" svg:y1="19.998cm" svg:x2="10.868cm" svg:y2="18.382cm" draw:start-shape="id12" draw:start-glue-point="1" draw:end-shape="id13" draw:end-glue-point="3" svg:d="M5310 19998l5558-1616" svg:viewBox="0 0 5559 1617">
          <text:p/>
        </draw:connector>
        <draw:custom-shape draw:style-name="gr12" draw:text-style-name="P4" xml:id="id12" draw:id="id12" draw:layer="layout" svg:width="3.174cm" svg:height="1.135cm" draw:transform="skewX (-0.00610865238198015) rotate (-0.00628318530718033) translate (2.137cm 19.411cm)">
          <draw:glue-point draw:id="4" svg:x="-2.2cm" svg:y="-5cm"/>
          <text:p text:style-name="P3"><text:span text:style-name="T1">before_test_all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3" draw:id="id13" draw:layer="layout" svg:width="3.493cm" svg:height="0.793cm" svg:x="10.868cm" svg:y="17.986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.121cm" svg:y1="5.775cm" svg:x2="3.724cm" svg:y2="19.421cm" draw:start-shape="id6" draw:end-shape="id12" draw:end-glue-point="0" svg:d="M4121 5775l-397 13646" svg:viewBox="0 0 398 13647">
          <text:p/>
        </draw:connector>
        <draw:custom-shape draw:style-name="gr13" draw:text-style-name="P4" xml:id="id14" draw:id="id14" draw:layer="layout" svg:width="2.54cm" svg:height="0.803cm" draw:transform="skewX (-0.00628318530717958) rotate (-0.00628318530718033) translate (4.836cm 21.954cm)">
          <draw:glue-point draw:id="4" svg:x="-2.2cm" svg:y="-5cm"/>
          <text:p text:style-name="P3"><text:span text:style-name="T1">Ini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106cm" svg:y1="21.962cm" svg:x2="10.868cm" svg:y2="18.382cm" draw:start-shape="id14" draw:start-glue-point="0" draw:end-shape="id13" svg:d="M6106 21962l4762-3580" svg:viewBox="0 0 4763 3581">
          <text:p/>
        </draw:connector>
        <draw:custom-shape draw:style-name="gr14" draw:text-style-name="P13" xml:id="id15" draw:id="id15" draw:layer="layout" svg:width="4.445cm" svg:height="1.27cm" svg:x="7.376cm" svg:y="23.7cm">
          <text:p text:style-name="P3"><text:span text:style-name="T4">HOOK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106cm" svg:y1="22.765cm" svg:x2="8.027cm" svg:y2="23.886cm" draw:start-shape="id14" draw:start-glue-point="2" draw:end-shape="id15" draw:end-glue-point="5" svg:d="M6106 22765l1921 1121" svg:viewBox="0 0 1922 1122">
          <text:p/>
        </draw:connector>
        <draw:custom-shape draw:style-name="gr15" draw:text-style-name="P4" xml:id="id16" draw:id="id16" draw:layer="layout" svg:width="3.016cm" svg:height="1.133cm" draw:transform="skewX (-0.00610865238198016) rotate (-0.00628318530718033) translate (4.042cm 17.827cm)">
          <draw:glue-point draw:id="4" svg:x="-2.2cm" svg:y="-5cm"/>
          <text:p text:style-name="P3"><text:span text:style-name="T1">before_test_ru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502cm" svg:y1="7.371cm" svg:x2="5.55cm" svg:y2="17.836cm" draw:start-shape="id1" draw:start-glue-point="2" draw:end-shape="id16" draw:end-glue-point="0" svg:d="M6502 7371l-952 10465" svg:viewBox="0 0 953 10466">
          <text:p/>
        </draw:connector>
        <draw:connector draw:style-name="gr5" draw:text-style-name="P6" draw:layer="layout" draw:type="line" svg:x1="7.057cm" svg:y1="18.412cm" svg:x2="10.868cm" svg:y2="18.382cm" draw:start-shape="id16" draw:end-shape="id13" draw:end-glue-point="3" svg:d="M7057 18412l3811-30" svg:viewBox="0 0 3812 31">
          <text:p/>
        </draw:connector>
        <draw:custom-shape draw:style-name="gr16" draw:text-style-name="P5" xml:id="id17" draw:id="id17" draw:layer="layout" svg:width="6.032cm" svg:height="0.793cm" svg:x="12.615cm" svg:y="19.097cm">
          <text:p text:style-name="P3"><text:span text:style-name="T2">before_test_all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8" draw:id="id18" draw:layer="layout" svg:width="6.032cm" svg:height="0.793cm" svg:x="12.615cm" svg:y="19.891cm">
          <text:p text:style-name="P3"><text:span text:style-name="T2">before_test_run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9" draw:id="id19" draw:layer="layout" svg:width="6.032cm" svg:height="0.793cm" svg:x="12.615cm" svg:y="20.685cm">
          <text:p text:style-name="P3"><text:span text:style-name="T2">execute_test_runner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0" draw:id="id20" draw:layer="layout" svg:width="6.032cm" svg:height="0.793cm" svg:x="12.615cm" svg:y="21.478cm">
          <text:p text:style-name="P3"><text:span text:style-name="T2">after_assertion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1" draw:id="id21" draw:layer="layout" svg:width="6.032cm" svg:height="0.793cm" svg:x="12.615cm" svg:y="22.272cm">
          <text:p text:style-name="P3"><text:span text:style-name="T2">after_test_run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2" draw:id="id22" draw:layer="layout" svg:width="6.032cm" svg:height="0.793cm" svg:x="12.615cm" svg:y="23.065cm">
          <text:p text:style-name="P3"><text:span text:style-name="T2">after_test_all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376cm" svg:y1="22.371cm" svg:x2="12.615cm" svg:y2="19.493cm" draw:start-shape="id14" draw:start-glue-point="1" draw:end-shape="id17" draw:end-glue-point="3" svg:d="M7376 22371l5239-2878" svg:viewBox="0 0 5240 2879">
          <text:p/>
        </draw:connector>
        <draw:connector draw:style-name="gr5" draw:text-style-name="P6" draw:layer="layout" draw:type="line" svg:x1="7.376cm" svg:y1="22.371cm" svg:x2="12.615cm" svg:y2="20.287cm" draw:start-shape="id14" draw:start-glue-point="1" draw:end-shape="id18" svg:d="M7376 22371l5239-2084" svg:viewBox="0 0 5240 2085">
          <text:p/>
        </draw:connector>
        <draw:connector draw:style-name="gr5" draw:text-style-name="P6" draw:layer="layout" draw:type="line" svg:x1="7.376cm" svg:y1="22.371cm" svg:x2="12.615cm" svg:y2="21.081cm" draw:start-shape="id14" draw:start-glue-point="1" draw:end-shape="id19" draw:end-glue-point="3" svg:d="M7376 22371l5239-1290" svg:viewBox="0 0 5240 1291">
          <text:p/>
        </draw:connector>
        <draw:connector draw:style-name="gr5" draw:text-style-name="P6" draw:layer="layout" draw:type="line" svg:x1="7.376cm" svg:y1="22.371cm" svg:x2="12.615cm" svg:y2="21.874cm" draw:start-shape="id14" draw:start-glue-point="1" draw:end-shape="id20" draw:end-glue-point="3" svg:d="M7376 22371l5239-497" svg:viewBox="0 0 5240 498">
          <text:p/>
        </draw:connector>
        <draw:connector draw:style-name="gr5" draw:text-style-name="P6" draw:layer="layout" draw:type="line" svg:x1="7.376cm" svg:y1="22.371cm" svg:x2="12.615cm" svg:y2="22.668cm" draw:start-shape="id14" draw:start-glue-point="1" draw:end-shape="id21" draw:end-glue-point="3" svg:d="M7376 22371l5239 297" svg:viewBox="0 0 5240 298">
          <text:p/>
        </draw:connector>
        <draw:connector draw:style-name="gr5" draw:text-style-name="P6" draw:layer="layout" draw:type="line" svg:x1="7.376cm" svg:y1="22.371cm" svg:x2="12.615cm" svg:y2="23.461cm" draw:start-shape="id14" draw:start-glue-point="1" draw:end-shape="id22" draw:end-glue-point="3" svg:d="M7376 22371l5239 1090" svg:viewBox="0 0 5240 1091">
          <text:p/>
        </draw:connector>
        <draw:connector draw:style-name="gr5" draw:text-style-name="P6" draw:layer="layout" draw:type="line" svg:x1="7.057cm" svg:y1="18.412cm" svg:x2="12.615cm" svg:y2="20.287cm" draw:start-shape="id16" draw:start-glue-point="1" draw:end-shape="id18" draw:end-glue-point="3" svg:d="M7057 18412l5558 1875" svg:viewBox="0 0 5559 1876">
          <text:p/>
        </draw:connector>
        <draw:connector draw:style-name="gr5" draw:text-style-name="P6" draw:layer="layout" draw:type="line" svg:x1="5.31cm" svg:y1="19.998cm" svg:x2="12.615cm" svg:y2="19.493cm" draw:start-shape="id12" draw:start-glue-point="1" draw:end-shape="id17" draw:end-glue-point="3" svg:d="M5310 19998l7305-505" svg:viewBox="0 0 7306 506">
          <text:p/>
        </draw:connector>
        <draw:custom-shape draw:style-name="gr14" draw:text-style-name="P13" xml:id="id23" draw:id="id23" draw:layer="layout" svg:width="4.445cm" svg:height="1.27cm" svg:x="14.519cm" svg:y="4.994cm">
          <text:p text:style-name="P3"><text:span text:style-name="T4">USER_PROCEDUR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105cm" svg:y1="5.386cm" svg:x2="14.519cm" svg:y2="5.629cm" draw:start-shape="id6" draw:start-glue-point="1" draw:end-shape="id23" draw:end-glue-point="6" svg:d="M6105 5386l8414 243" svg:viewBox="0 0 8415 244">
          <text:p/>
        </draw:connector>
        <draw:custom-shape draw:style-name="gr17" draw:text-style-name="P14" xml:id="id24" draw:id="id24" draw:layer="layout" svg:width="6.351cm" svg:height="1.27cm" svg:x="13.725cm" svg:y="7.058cm">
          <text:p text:style-name="P3"><text:span text:style-name="T5">WT_QUAL_TEST_RUNNERS_V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2.535cm" svg:y1="7.044cm" svg:x2="13.725cm" svg:y2="7.693cm" draw:start-shape="id8" draw:start-glue-point="2" draw:end-shape="id24" draw:end-glue-point="6" svg:d="M12535 7044l1190 649" svg:viewBox="0 0 1191 650">
          <text:p/>
        </draw:connector>
        <draw:custom-shape draw:style-name="gr9" draw:text-style-name="P5" xml:id="id25" draw:id="id25" draw:layer="layout" svg:width="3.492cm" svg:height="0.793cm" svg:x="8.646cm" svg:y="7.535cm">
          <text:p text:style-name="P3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8.486cm" svg:y1="6.982cm" svg:x2="10.392cm" svg:y2="7.535cm" draw:end-shape="id25" draw:end-glue-point="0" svg:d="M8486 6982l1906 553" svg:viewBox="0 0 1907 554">
          <text:p/>
        </draw:connector>
        <draw:custom-shape draw:style-name="gr18" draw:text-style-name="P13" xml:id="id26" draw:id="id26" draw:layer="layout" svg:width="3.651cm" svg:height="0.794cm" svg:x="9.916cm" svg:y="9.572cm">
          <text:p text:style-name="P3"><text:span text:style-name="T4">user_users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1.582cm" svg:y1="11.38cm" svg:x2="11.742cm" svg:y2="10.366cm" draw:start-shape="id2" draw:end-shape="id26" draw:end-glue-point="8" svg:d="M11582 11380l160-1014" svg:viewBox="0 0 161 1015">
          <text:p/>
        </draw:connector>
      </draw:page>
      <draw:page draw:name="Test Runner" draw:style-name="dp1" draw:master-page-name="Default">
        <draw:custom-shape draw:style-name="gr19" draw:text-style-name="P2" draw:layer="layout" svg:width="12.065cm" svg:height="3.175cm" svg:x="6.873cm" svg:y="7.314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0.795cm" svg:height="4.445cm" svg:x="9.255cm" svg:y="11.124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8.573cm" svg:height="2.504cm" svg:x="2.084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5" draw:id="id35" draw:layer="layout" svg:width="4.762cm" svg:height="0.793cm" svg:x="14.97cm" svg:y="12.554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3.97cm" svg:height="5.08cm" svg:x="4.333cm" svg:y="16.204cm">
          <text:p text:style-name="P11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7" draw:id="id27" draw:layer="layout" svg:width="3.968cm" svg:height="0.803cm" draw:transform="skewX (-0.00628318530717958) rotate (-0.00628318530718033) translate (9.572cm 13.346cm)">
          <text:p text:style-name="P3"><text:span text:style-name="T1">add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54cm" svg:y1="13.772cm" svg:x2="14.97cm" svg:y2="14.537cm" draw:start-shape="id27" draw:start-glue-point="1" draw:end-shape="id28" draw:end-glue-point="3" svg:d="M13540 13772l1430 765" svg:viewBox="0 0 1431 766">
          <text:p/>
        </draw:connector>
        <draw:custom-shape draw:style-name="gr23" draw:text-style-name="P16" xml:id="id29" draw:id="id29" draw:layer="layout" svg:width="2.857cm" svg:height="0.803cm" draw:transform="skewX (-0.00628318530717958) rotate (-0.00628318530718033) translate (1.635cm 14.299cm)">
          <text:p text:style-name="P3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063cm" svg:y1="15.111cm" svg:x2="5.612cm" svg:y2="18.192cm" draw:start-shape="id29" draw:start-glue-point="2" draw:end-shape="id30" svg:d="M3063 15111l2549 3081" svg:viewBox="0 0 2550 3082">
          <text:p/>
        </draw:connector>
        <draw:connector draw:style-name="gr5" draw:text-style-name="P6" draw:layer="layout" draw:type="line" svg:x1="3.063cm" svg:y1="15.111cm" svg:x2="5.295cm" svg:y2="19.394cm" draw:start-shape="id29" draw:start-glue-point="2" draw:end-shape="id31" svg:d="M3063 15111l2232 4283" svg:viewBox="0 0 2233 4284">
          <text:p/>
        </draw:connector>
        <draw:connector draw:style-name="gr5" draw:text-style-name="P6" draw:layer="layout" draw:type="line" svg:x1="3.063cm" svg:y1="15.111cm" svg:x2="4.97cm" svg:y2="20.607cm" draw:start-shape="id29" draw:start-glue-point="2" draw:end-shape="id32" svg:d="M3063 15111l1907 5496" svg:viewBox="0 0 1908 5497">
          <text:p/>
        </draw:connector>
        <draw:connector draw:style-name="gr5" draw:text-style-name="P6" draw:layer="layout" draw:type="line" svg:x1="12.349cm" svg:y1="19.072cm" svg:x2="11.556cm" svg:y2="14.161cm" draw:start-shape="id33" draw:start-glue-point="0" draw:end-shape="id27" draw:end-glue-point="2" svg:d="M12349 19072l-793-4911" svg:viewBox="0 0 794 4912">
          <text:p/>
        </draw:connector>
        <draw:connector draw:style-name="gr5" draw:text-style-name="P6" draw:layer="layout" draw:type="line" svg:x1="9.263cm" svg:y1="19.419cm" svg:x2="10.604cm" svg:y2="19.709cm" draw:start-shape="id31" draw:end-shape="id33" draw:end-glue-point="3" svg:d="M9263 19419l1341 290" svg:viewBox="0 0 1342 291">
          <text:p/>
        </draw:connector>
        <draw:connector draw:style-name="gr5" draw:text-style-name="P6" draw:layer="layout" draw:type="line" svg:x1="8.938cm" svg:y1="20.632cm" svg:x2="10.604cm" svg:y2="19.709cm" draw:start-shape="id32" draw:end-shape="id33" draw:end-glue-point="3" svg:d="M8938 20632l1666-923" svg:viewBox="0 0 1667 924">
          <text:p/>
        </draw:connector>
        <draw:custom-shape draw:style-name="gr4" draw:text-style-name="P5" xml:id="id28" draw:id="id28" draw:layer="layout" svg:width="4.762cm" svg:height="0.793cm" svg:x="14.97cm" svg:y="14.141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" draw:id="id41" draw:layer="layout" svg:width="3.968cm" svg:height="0.803cm" draw:transform="skewX (-0.00628318530717958) rotate (-0.00628318530718033) translate (6.371cm 5.533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858cm" svg:y1="12.548cm" svg:x2="14.97cm" svg:y2="12.95cm" draw:start-shape="id34" draw:start-glue-point="1" draw:end-shape="id35" draw:end-glue-point="3" svg:d="M13858 12548l1112 402" svg:viewBox="0 0 1113 403">
          <text:p/>
        </draw:connector>
        <draw:frame draw:style-name="gr7" draw:text-style-name="P10" draw:layer="layout" svg:width="7.62cm" svg:height="0.725cm" svg:x="1.635cm" svg:y="2.497cm">
          <draw:text-box>
            <text:p text:style-name="P9"><text:span text:style-name="T3"><loext:page-name>Initialize WtPLSQL</loext:page-name></text:span></text:p>
          </draw:text-box>
        </draw:frame>
        <draw:custom-shape draw:style-name="gr24" draw:text-style-name="P4" xml:id="id33" draw:id="id33" draw:layer="layout" svg:width="3.491cm" svg:height="1.296cm" draw:transform="skewX (-0.00610865238198016) rotate (-0.00628318530718033) translate (10.604cm 19.061cm)">
          <text:p text:style-name="P3"><text:span text:style-name="T1">process_asse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9.58cm" svg:y1="18.217cm" svg:x2="10.604cm" svg:y2="19.709cm" draw:start-shape="id30" draw:start-glue-point="1" draw:end-shape="id33" draw:end-glue-point="3" svg:d="M9580 18217l1024 1492" svg:viewBox="0 0 1025 1493">
          <text:p/>
        </draw:connector>
        <draw:frame draw:style-name="gr25" draw:text-style-name="P17" draw:layer="layout" svg:width="10.16cm" svg:height="0.887cm" svg:x="1.635cm" svg:y="25.75cm">
          <draw:text-box>
            <text:p><text:span text:style-name="T6">Test Runner:</text:span><text:span text:style-name="T7"> A user written PL/SQL package with a WTPLSQL.TEST_RUN procedure and one or more calls to WT_ASSERT procedures.</text:span></text:p>
          </draw:text-box>
        </draw:frame>
        <draw:custom-shape draw:style-name="gr3" draw:text-style-name="P4" xml:id="id30" draw:id="id30" draw:layer="layout" svg:width="3.968cm" svg:height="0.803cm" draw:transform="skewX (-0.00628318530717958) rotate (-0.00628318530718033) translate (5.612cm 17.791cm)">
          <text:p text:style-name="P3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1" draw:id="id31" draw:layer="layout" svg:width="3.968cm" svg:height="0.803cm" draw:transform="skewX (-0.00628318530717958) rotate (-0.00628318530718033) translate (5.295cm 18.993cm)">
          <text:p text:style-name="P3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2" draw:id="id32" draw:layer="layout" svg:width="3.968cm" svg:height="0.803cm" draw:transform="skewX (-0.00628318530717958) rotate (-0.00628318530718033) translate (4.97cm 20.206cm)">
          <text:p text:style-name="P3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54cm" svg:y1="13.772cm" svg:x2="14.97cm" svg:y2="13.743cm" draw:start-shape="id27" draw:start-glue-point="1" draw:end-shape="id36" draw:end-glue-point="3" svg:d="M13540 13772l1430-29" svg:viewBox="0 0 1431 30">
          <text:p/>
        </draw:connector>
        <draw:custom-shape draw:style-name="gr4" draw:text-style-name="P5" xml:id="id36" draw:id="id36" draw:layer="layout" svg:width="4.762cm" svg:height="0.793cm" svg:x="14.97cm" svg:y="13.347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" draw:id="id34" draw:layer="layout" svg:width="3.968cm" svg:height="0.803cm" draw:transform="skewX (-0.00628318530717958) rotate (-0.00628318530718033) translate (9.89cm 12.122cm)">
          <text:p text:style-name="P3"><text:span text:style-name="T1">run_erro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37" draw:id="id37" draw:layer="layout" svg:width="3.492cm" svg:height="0.793cm" svg:x="2.401cm" svg:y="5.091cm">
          <text:p text:style-name="P3"><text:span text:style-name="T2">g_DBOUT 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3.063cm" svg:y1="14.308cm" svg:x2="4.147cm" svg:y2="5.884cm" draw:start-shape="id29" draw:start-glue-point="0" draw:end-shape="id37" draw:end-glue-point="2" svg:d="M3063 14308l1084-8424" svg:viewBox="0 0 1085 8425">
          <text:p/>
        </draw:connector>
        <draw:connector draw:style-name="gr5" draw:text-style-name="P6" draw:layer="layout" draw:type="line" svg:x1="9.378cm" svg:y1="9.684cm" svg:x2="11.874cm" svg:y2="12.134cm" draw:start-shape="id38" draw:start-glue-point="2" draw:end-shape="id34" draw:end-glue-point="0" svg:d="M9378 9684l2496 2450" svg:viewBox="0 0 2497 2451">
          <text:p/>
        </draw:connector>
        <draw:custom-shape draw:style-name="gr26" draw:text-style-name="P4" xml:id="id38" draw:id="id38" draw:layer="layout" svg:width="3.762cm" svg:height="1.137cm" draw:transform="skewX (-0.00610865238198015) rotate (-0.00628318530718033) translate (7.497cm 8.535cm)">
          <text:p text:style-name="P3"><text:span text:style-name="T1">execute_test_runner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40" draw:id="id40" draw:layer="layout" svg:width="4.079cm" svg:height="1.298cm" draw:transform="skewX (-0.00610865238198015) rotate (-0.00628318530718033) translate (4.333cm 11.863cm)">
          <text:p text:style-name="P3"><text:span text:style-name="T1">wt_execute_test_runner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258cm" svg:y1="9.127cm" svg:x2="13.641cm" svg:y2="8.843cm" draw:start-shape="id38" draw:start-glue-point="1" draw:end-shape="id39" draw:end-glue-point="3" svg:d="M11258 9127l2383-284" svg:viewBox="0 0 2384 285">
          <text:p/>
        </draw:connector>
        <draw:connector draw:style-name="gr5" draw:text-style-name="P6" draw:layer="layout" draw:type="line" svg:x1="9.378cm" svg:y1="9.684cm" svg:x2="6.372cm" svg:y2="11.876cm" draw:start-shape="id38" draw:start-glue-point="2" draw:end-shape="id40" draw:end-glue-point="0" svg:d="M9378 9684l-3006 2192" svg:viewBox="0 0 3007 2193">
          <text:p/>
        </draw:connector>
        <draw:connector draw:style-name="gr5" draw:text-style-name="P6" draw:layer="layout" draw:type="line" svg:x1="6.372cm" svg:y1="13.174cm" svg:x2="4.492cm" svg:y2="14.718cm" draw:start-shape="id40" draw:start-glue-point="2" draw:end-shape="id29" draw:end-glue-point="1" svg:d="M6372 13174l-1880 1544" svg:viewBox="0 0 1881 1545">
          <text:p/>
        </draw:connector>
        <draw:connector draw:style-name="gr5" draw:text-style-name="P6" draw:layer="layout" draw:type="line" svg:x1="8.355cm" svg:y1="6.348cm" svg:x2="9.378cm" svg:y2="8.547cm" draw:start-shape="id41" draw:start-glue-point="2" draw:end-shape="id38" draw:end-glue-point="0" svg:d="M8355 6348l1023 2199" svg:viewBox="0 0 1024 2200">
          <text:p/>
        </draw:connector>
        <draw:custom-shape draw:style-name="gr9" draw:text-style-name="P5" xml:id="id42" draw:id="id42" draw:layer="layout" svg:width="3.492cm" svg:height="0.793cm" svg:x="8.302cm" svg:y="16.521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49cm" svg:y1="19.072cm" svg:x2="10.048cm" svg:y2="17.314cm" draw:start-shape="id33" draw:start-glue-point="0" draw:end-shape="id42" draw:end-glue-point="2" svg:d="M12349 19072l-2301-1758" svg:viewBox="0 0 2302 1759">
          <text:p/>
        </draw:connector>
        <draw:connector draw:style-name="gr5" draw:text-style-name="P6" draw:layer="layout" draw:type="line" svg:x1="3.063cm" svg:y1="15.111cm" svg:x2="8.302cm" svg:y2="16.917cm" draw:start-shape="id29" draw:start-glue-point="2" draw:end-shape="id42" svg:d="M3063 15111l5239 1806" svg:viewBox="0 0 5240 1807">
          <text:p/>
        </draw:connector>
        <draw:connector draw:style-name="gr5" draw:text-style-name="P6" draw:layer="layout" draw:type="line" svg:x1="12.349cm" svg:y1="19.072cm" svg:x2="14.97cm" svg:y2="12.95cm" draw:start-shape="id33" draw:start-glue-point="0" draw:end-shape="id35" svg:d="M12349 19072l2621-6122" svg:viewBox="0 0 2622 6123">
          <text:p/>
        </draw:connector>
        <draw:custom-shape draw:style-name="gr10" draw:text-style-name="P5" xml:id="id43" draw:id="id43" draw:layer="layout" svg:width="3.493cm" svg:height="0.793cm" svg:x="14.334cm" svg:y="17.632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49cm" svg:y1="19.072cm" svg:x2="14.334cm" svg:y2="18.028cm" draw:start-shape="id33" draw:start-glue-point="0" draw:end-shape="id43" draw:end-glue-point="3" svg:d="M12349 19072l1985-1044" svg:viewBox="0 0 1986 1045">
          <text:p/>
        </draw:connector>
        <draw:custom-shape draw:style-name="gr10" draw:text-style-name="P5" xml:id="id39" draw:id="id39" draw:layer="layout" svg:width="3.493cm" svg:height="0.793cm" svg:x="13.641cm" svg:y="8.447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44" draw:id="id44" draw:layer="layout" svg:width="6.032cm" svg:height="0.793cm" svg:x="12.53cm" svg:y="9.24cm">
          <text:p text:style-name="P3"><text:span text:style-name="T2">execute_test_runner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.258cm" svg:y1="9.127cm" svg:x2="12.53cm" svg:y2="9.636cm" draw:start-shape="id38" draw:end-shape="id44" draw:end-glue-point="3" svg:d="M11258 9127l1272 509" svg:viewBox="0 0 1273 510">
          <text:p/>
        </draw:connector>
        <draw:connector draw:style-name="gr5" draw:text-style-name="P6" draw:layer="layout" draw:type="line" svg:x1="9.378cm" svg:y1="9.684cm" svg:x2="7.596cm" svg:y2="17.803cm" draw:start-shape="id38" draw:start-glue-point="2" draw:end-shape="id30" draw:end-glue-point="0" svg:d="M9378 9684l-1782 8119" svg:viewBox="0 0 1783 8120">
          <text:p/>
        </draw:connector>
        <draw:custom-shape draw:style-name="gr28" draw:text-style-name="P2" draw:layer="layout" svg:width="12.065cm" svg:height="2.54cm" svg:x="7.667cm" svg:y="21.919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45" draw:id="id45" draw:layer="layout" svg:width="3.762cm" svg:height="1.137cm" draw:transform="skewX (-0.00610865238198015) rotate (-0.00628318530718033) translate (8.291cm 22.822cm)">
          <text:p text:style-name="P3"><text:span text:style-name="T1">after_asser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2.052cm" svg:y1="23.414cm" svg:x2="14.334cm" svg:y2="23.108cm" draw:start-shape="id45" draw:start-glue-point="1" draw:end-shape="id46" draw:end-glue-point="3" svg:d="M12052 23414l2282-306" svg:viewBox="0 0 2283 307">
          <text:p/>
        </draw:connector>
        <draw:custom-shape draw:style-name="gr10" draw:text-style-name="P5" xml:id="id46" draw:id="id46" draw:layer="layout" svg:width="3.493cm" svg:height="0.793cm" svg:x="14.334cm" svg:y="22.712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052cm" svg:y1="23.414cm" svg:x2="13.224cm" svg:y2="23.903cm" draw:start-shape="id45" draw:end-shape="id47" draw:end-glue-point="3" svg:d="M12052 23414l1172 489" svg:viewBox="0 0 1173 490">
          <text:p/>
        </draw:connector>
        <draw:custom-shape draw:style-name="gr16" draw:text-style-name="P5" xml:id="id47" draw:id="id47" draw:layer="layout" svg:width="6.032cm" svg:height="0.793cm" svg:x="13.224cm" svg:y="23.507cm">
          <text:p text:style-name="P3"><text:span text:style-name="T2">after_assertion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49cm" svg:y1="20.368cm" svg:x2="10.172cm" svg:y2="22.834cm" draw:start-shape="id33" draw:start-glue-point="2" draw:end-shape="id45" draw:end-glue-point="0" svg:d="M12349 20368l-2177 2466" svg:viewBox="0 0 2178 2467">
          <text:p/>
        </draw:connector>
        <draw:connector draw:style-name="gr5" draw:text-style-name="P6" draw:layer="layout" draw:type="line" svg:x1="13.54cm" svg:y1="13.772cm" svg:x2="14.97cm" svg:y2="12.95cm" draw:start-shape="id27" draw:start-glue-point="1" draw:end-shape="id35" draw:end-glue-point="3" svg:d="M13540 13772l1430-822" svg:viewBox="0 0 1431 823">
          <text:p/>
        </draw:connector>
      </draw:page>
      <draw:page draw:name="Finalize WTPLSQL" draw:style-name="dp1" draw:master-page-name="Default">
        <draw:custom-shape draw:style-name="gr29" draw:text-style-name="P2" draw:layer="layout" svg:width="11.113cm" svg:height="4.446cm" svg:x="7.191cm" svg:y="10.524cm">
          <text:p text:style-name="P3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6.51cm" svg:height="3.811cm" svg:x="1.635cm" svg:y="5.444cm">
          <text:p text:style-name="P3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302cm" svg:y1="8.483cm" svg:x2="9.651cm" svg:y2="11.648cm" draw:start-shape="id48" draw:start-glue-point="2" draw:end-shape="id49" draw:end-glue-point="0" svg:d="M13302 8483l-3651 3165" svg:viewBox="0 0 3652 3166">
          <text:p/>
        </draw:connector>
        <draw:custom-shape draw:style-name="gr4" draw:text-style-name="P5" xml:id="id51" draw:id="id51" draw:layer="layout" svg:width="4.762cm" svg:height="0.793cm" svg:x="13.224cm" svg:y="11.954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" draw:id="id50" draw:layer="layout" svg:width="3.968cm" svg:height="0.803cm" draw:transform="skewX (-0.00628318530717958) rotate (-0.00628318530718033) translate (7.667cm 12.906cm)">
          <text:p text:style-name="P3"><text:span text:style-name="T1">final1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635cm" svg:y1="13.332cm" svg:x2="13.224cm" svg:y2="12.35cm" draw:start-shape="id50" draw:end-shape="id51" draw:end-glue-point="3" svg:d="M11635 13332l1589-982" svg:viewBox="0 0 1590 983">
          <text:p/>
        </draw:connector>
        <draw:custom-shape draw:style-name="gr4" draw:text-style-name="P5" xml:id="id52" draw:id="id52" draw:layer="layout" svg:width="4.762cm" svg:height="0.793cm" svg:x="13.224cm" svg:y="13.541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.635cm" svg:y1="13.332cm" svg:x2="13.224cm" svg:y2="13.937cm" draw:start-shape="id50" draw:start-glue-point="1" draw:end-shape="id52" draw:end-glue-point="3" svg:d="M11635 13332l1589 605" svg:viewBox="0 0 1590 606">
          <text:p/>
        </draw:connector>
        <draw:connector draw:style-name="gr5" draw:text-style-name="P6" draw:layer="layout" draw:type="line" svg:x1="6.476cm" svg:y1="8.615cm" svg:x2="7.667cm" svg:y2="13.307cm" draw:start-shape="id53" draw:start-glue-point="2" draw:end-shape="id50" draw:end-glue-point="3" svg:d="M6476 8615l1191 4692" svg:viewBox="0 0 1192 4693">
          <text:p/>
        </draw:connector>
        <draw:custom-shape draw:style-name="gr3" draw:text-style-name="P4" xml:id="id53" draw:id="id53" draw:layer="layout" svg:width="3.968cm" svg:height="0.803cm" draw:transform="skewX (-0.00628318530717958) rotate (-0.00628318530718033) translate (4.492cm 7.8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7.62cm" svg:height="0.725cm" svg:x="1.635cm" svg:y="2.59cm">
          <draw:text-box>
            <text:p text:style-name="P9"><text:span text:style-name="T3"><loext:page-name>Initialize WtPLSQL</loext:page-name></text:span></text:p>
          </draw:text-box>
        </draw:frame>
        <draw:custom-shape draw:style-name="gr31" draw:text-style-name="P4" xml:id="id48" draw:id="id48" draw:layer="layout" svg:width="4.285cm" svg:height="0.803cm" draw:transform="skewX (-0.00628318530717958) rotate (-0.00628318530718033) translate (11.16cm 7.667cm)">
          <text:p text:style-name="P3"><text:span text:style-name="T1">check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8.46cm" svg:y1="8.226cm" svg:x2="11.16cm" svg:y2="8.068cm" draw:start-shape="id53" draw:start-glue-point="1" draw:end-shape="id48" svg:d="M8460 8226l2700-158" svg:viewBox="0 0 2701 159">
          <text:p/>
        </draw:connector>
        <draw:custom-shape draw:style-name="gr4" draw:text-style-name="P5" xml:id="id55" draw:id="id55" draw:layer="layout" svg:width="4.762cm" svg:height="0.793cm" svg:x="13.224cm" svg:y="12.748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4" draw:id="id54" draw:layer="layout" svg:width="3.492cm" svg:height="0.793cm" svg:x="12.588cm" svg:y="5.763cm">
          <text:p text:style-name="P3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3.302cm" svg:y1="7.68cm" svg:x2="14.334cm" svg:y2="6.556cm" draw:start-shape="id48" draw:start-glue-point="0" draw:end-shape="id54" draw:end-glue-point="2" svg:d="M13302 7680l1032-1124" svg:viewBox="0 0 1033 1125">
          <text:p/>
        </draw:connector>
        <draw:connector draw:style-name="gr5" draw:text-style-name="P6" draw:layer="layout" draw:type="line" svg:x1="13.302cm" svg:y1="8.483cm" svg:x2="15.605cm" svg:y2="11.954cm" draw:start-shape="id48" draw:start-glue-point="2" draw:end-shape="id51" draw:end-glue-point="0" svg:d="M13302 8483l2303 3471" svg:viewBox="0 0 2304 3472">
          <text:p/>
        </draw:connector>
        <draw:connector draw:style-name="gr5" draw:text-style-name="P6" draw:layer="layout" draw:type="line" svg:x1="11.635cm" svg:y1="13.332cm" svg:x2="13.224cm" svg:y2="13.144cm" draw:start-shape="id50" draw:start-glue-point="1" draw:end-shape="id55" draw:end-glue-point="3" svg:d="M11635 13332l1589-188" svg:viewBox="0 0 1590 189">
          <text:p/>
        </draw:connector>
        <draw:custom-shape draw:style-name="gr3" draw:text-style-name="P4" xml:id="id49" draw:id="id49" draw:layer="layout" svg:width="3.968cm" svg:height="0.803cm" draw:transform="skewX (-0.00628318530717958) rotate (-0.00628318530718033) translate (7.667cm 11.636cm)">
          <text:p text:style-name="P3"><text:span text:style-name="T1">run_erro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635cm" svg:y1="12.062cm" svg:x2="13.224cm" svg:y2="12.35cm" draw:start-shape="id49" draw:start-glue-point="1" draw:end-shape="id51" draw:end-glue-point="3" svg:d="M11635 12062l1589 288" svg:viewBox="0 0 1590 289">
          <text:p/>
        </draw:connector>
        <draw:custom-shape draw:style-name="gr32" draw:text-style-name="P12" draw:layer="layout" svg:width="17.78cm" svg:height="4.445cm" svg:x="1.636cm" svg:y="16.24cm">
          <text:p text:style-name="P11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285cm" svg:y1="19.046cm" svg:x2="10.843cm" svg:y2="17.43cm" draw:start-shape="id56" draw:start-glue-point="1" draw:end-shape="id57" draw:end-glue-point="3" svg:d="M5285 19046l5558-1616" svg:viewBox="0 0 5559 1617">
          <text:p/>
        </draw:connector>
        <draw:custom-shape draw:style-name="gr12" draw:text-style-name="P4" xml:id="id56" draw:id="id56" draw:layer="layout" svg:width="3.174cm" svg:height="1.135cm" draw:transform="skewX (-0.00610865238198015) rotate (-0.00628318530718033) translate (2.112cm 18.459cm)">
          <draw:glue-point draw:id="4" svg:x="-2.2cm" svg:y="-5cm"/>
          <text:p text:style-name="P3"><text:span text:style-name="T1">after_test_all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57" draw:id="id57" draw:layer="layout" svg:width="3.493cm" svg:height="0.793cm" svg:x="10.843cm" svg:y="17.034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58" draw:id="id58" draw:layer="layout" svg:width="3.016cm" svg:height="1.133cm" draw:transform="skewX (-0.00610865238198016) rotate (-0.00628318530718033) translate (4.017cm 16.875cm)">
          <draw:glue-point draw:id="4" svg:x="-2.2cm" svg:y="-5cm"/>
          <text:p text:style-name="P3"><text:span text:style-name="T1">after_test_ru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032cm" svg:y1="17.46cm" svg:x2="10.843cm" svg:y2="17.43cm" draw:start-shape="id58" draw:end-shape="id57" draw:end-glue-point="3" svg:d="M7032 17460l3811-30" svg:viewBox="0 0 3812 31">
          <text:p/>
        </draw:connector>
        <draw:custom-shape draw:style-name="gr16" draw:text-style-name="P5" xml:id="id59" draw:id="id59" draw:layer="layout" svg:width="6.032cm" svg:height="0.793cm" svg:x="11.477cm" svg:y="18.464cm">
          <text:p text:style-name="P3"><text:span text:style-name="T2">after_test_run_active 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60" draw:id="id60" draw:layer="layout" svg:width="6.032cm" svg:height="0.793cm" svg:x="11.477cm" svg:y="19.257cm">
          <text:p text:style-name="P3"><text:span text:style-name="T2">after_test_all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032cm" svg:y1="17.46cm" svg:x2="11.477cm" svg:y2="18.86cm" draw:start-shape="id58" draw:end-shape="id59" draw:end-glue-point="3" svg:d="M7032 17460l4445 1400" svg:viewBox="0 0 4446 1401">
          <text:p/>
        </draw:connector>
        <draw:connector draw:style-name="gr5" draw:text-style-name="P6" draw:layer="layout" draw:type="line" svg:x1="5.285cm" svg:y1="19.046cm" svg:x2="11.477cm" svg:y2="19.653cm" draw:start-shape="id56" draw:start-glue-point="1" draw:end-shape="id60" draw:end-glue-point="3" svg:d="M5285 19046l6192 607" svg:viewBox="0 0 6193 608">
          <text:p/>
        </draw:connector>
        <draw:custom-shape draw:style-name="gr3" draw:text-style-name="P4" xml:id="id61" draw:id="id61" draw:layer="layout" svg:width="3.968cm" svg:height="0.803cm" draw:transform="skewX (-0.00628318530717958) rotate (-0.00628318530718033) translate (2.058cm 6.264cm)">
          <text:p text:style-name="P3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476cm" svg:y1="8.615cm" svg:x2="5.525cm" svg:y2="16.884cm" draw:start-shape="id53" draw:start-glue-point="2" draw:end-shape="id58" draw:end-glue-point="0" svg:d="M6476 8615l-951 8269" svg:viewBox="0 0 952 8270">
          <text:p/>
        </draw:connector>
        <draw:connector draw:style-name="gr5" draw:text-style-name="P6" draw:layer="layout" draw:type="line" svg:x1="4.042cm" svg:y1="7.079cm" svg:x2="3.699cm" svg:y2="18.469cm" draw:start-shape="id61" draw:start-glue-point="2" draw:end-shape="id56" svg:d="M4042 7079l-343 11390" svg:viewBox="0 0 344 11391">
          <text:p/>
        </draw:connector>
        <draw:connector draw:style-name="gr5" draw:text-style-name="P6" draw:layer="layout" draw:type="line" svg:x1="4.042cm" svg:y1="7.079cm" svg:x2="6.476cm" svg:y2="7.812cm" draw:start-shape="id61" draw:start-glue-point="2" draw:end-shape="id53" draw:end-glue-point="0" svg:d="M4042 7079l2434 733" svg:viewBox="0 0 2435 734">
          <text:p/>
        </draw:connector>
        <draw:custom-shape draw:style-name="gr33" draw:text-style-name="P14" xml:id="id62" draw:id="id62" draw:layer="layout" svg:width="3.81cm" svg:height="1.27cm" svg:x="16.24cm" svg:y="6.397cm">
          <text:p text:style-name="P3"><text:span text:style-name="T5">dba_objects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3.302cm" svg:y1="7.68cm" svg:x2="16.24cm" svg:y2="7.032cm" draw:start-shape="id48" draw:start-glue-point="0" draw:end-shape="id62" svg:d="M13302 7680l2938-648" svg:viewBox="0 0 2939 649">
          <text:p/>
        </draw:connector>
      </draw:page>
      <draw:page draw:name="Test Run Text Reporting" draw:style-name="dp1" draw:master-page-name="Default">
        <draw:custom-shape draw:style-name="gr34" draw:text-style-name="P15" draw:layer="layout" svg:width="5.874cm" svg:height="3.175cm" svg:x="14.163cm" svg:y="14.177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11.989cm" svg:height="11.906cm" svg:x="1.793cm" svg:y="9.891cm">
          <text:p text:style-name="P9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7" draw:id="id67" draw:layer="layout" svg:width="3.968cm" svg:height="0.803cm" draw:transform="skewX (-0.00628318530717958) rotate (-0.00628318530718033) translate (2.193cm 11.761cm)">
          <text:p text:style-name="P3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638cm" svg:y1="14.727cm" svg:x2="14.957cm" svg:y2="15.686cm" draw:start-shape="id63" draw:start-glue-point="1" draw:end-shape="id64" svg:d="M6638 14727l8319 959" svg:viewBox="0 0 8320 960">
          <text:p/>
        </draw:connector>
        <draw:custom-shape draw:style-name="gr3" draw:text-style-name="P4" xml:id="id66" draw:id="id66" draw:layer="layout" svg:width="3.968cm" svg:height="0.803cm" draw:transform="skewX (-0.00628318530717958) rotate (-0.00628318530718033) translate (15.211cm 18.478cm)">
          <text:p text:style-name="P3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146cm" svg:y1="18.621cm" svg:x2="15.211cm" svg:y2="18.879cm" draw:start-shape="id65" draw:start-glue-point="1" draw:end-shape="id66" draw:end-glue-point="3" svg:d="M13146 18621l2065 258" svg:viewBox="0 0 2066 259">
          <text:p/>
        </draw:connector>
        <draw:frame draw:style-name="gr7" draw:text-style-name="P19" draw:layer="layout" svg:width="7.62cm" svg:height="0.725cm" svg:x="1.635cm" svg:y="2.59cm">
          <draw:text-box>
            <text:p text:style-name="P9"><text:span text:style-name="T3"><loext:page-name>Initialize WtPLSQL</loext:page-name></text:span></text:p>
          </draw:text-box>
        </draw:frame>
        <draw:custom-shape draw:style-name="gr3" draw:text-style-name="P4" xml:id="id70" draw:id="id70" draw:layer="layout" svg:width="3.968cm" svg:height="0.803cm" draw:transform="skewX (-0.00628318530717958) rotate (-0.00628318530718033) translate (2.987cm 19.733cm)">
          <text:p text:style-name="P3"><text:span text:style-name="T1">format_test_result</text:span></text:p>
          <text:p text:style-name="P3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5" draw:id="id65" draw:layer="layout" svg:width="3.968cm" svg:height="0.803cm" draw:transform="skewX (-0.00628318530717958) rotate (-0.00628318530718033) translate (9.178cm 18.195cm)">
          <text:p text:style-name="P3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1" draw:id="id71" draw:layer="layout" svg:width="4.762cm" svg:height="0.793cm" svg:x="8.067cm" svg:y="19.893cm">
          <text:p text:style-name="P3"><text:span text:style-name="T2">g_single_line_outp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.177cm" svg:y1="12.576cm" svg:x2="4.654cm" svg:y2="14.313cm" draw:start-shape="id67" draw:start-glue-point="2" draw:end-shape="id63" draw:end-glue-point="0" svg:d="M4177 12576l477 1737" svg:viewBox="0 0 478 1738">
          <text:p/>
        </draw:connector>
        <draw:connector draw:style-name="gr5" draw:text-style-name="P6" draw:layer="layout" draw:type="line" svg:x1="4.177cm" svg:y1="12.576cm" svg:x2="4.336cm" svg:y2="17.205cm" draw:start-shape="id67" draw:start-glue-point="2" draw:end-shape="id68" draw:end-glue-point="0" svg:d="M4177 12576l159 4629" svg:viewBox="0 0 160 4630">
          <text:p/>
        </draw:connector>
        <draw:connector draw:style-name="gr5" draw:text-style-name="P6" draw:layer="layout" draw:type="line" svg:x1="6.638cm" svg:y1="14.727cm" svg:x2="9.178cm" svg:y2="18.596cm" draw:start-shape="id63" draw:end-shape="id65" draw:end-glue-point="3" svg:d="M6638 14727l2540 3869" svg:viewBox="0 0 2541 3870">
          <text:p/>
        </draw:connector>
        <draw:connector draw:style-name="gr5" draw:text-style-name="P6" draw:layer="layout" draw:type="line" svg:x1="6.638cm" svg:y1="14.727cm" svg:x2="8.702cm" svg:y2="14.097cm" draw:start-shape="id63" draw:start-glue-point="1" draw:end-shape="id69" svg:d="M6638 14727l2064-630" svg:viewBox="0 0 2065 631">
          <text:p/>
        </draw:connector>
        <draw:connector draw:style-name="gr5" draw:text-style-name="P6" draw:layer="layout" draw:type="line" svg:x1="6.955cm" svg:y1="20.159cm" svg:x2="8.067cm" svg:y2="20.289cm" draw:start-shape="id70" draw:start-glue-point="1" draw:end-shape="id71" svg:d="M6955 20159l1112 130" svg:viewBox="0 0 1113 131">
          <text:p/>
        </draw:connector>
        <draw:connector draw:style-name="gr5" draw:text-style-name="P6" draw:layer="layout" draw:type="line" svg:x1="4.336cm" svg:y1="18.008cm" svg:x2="4.971cm" svg:y2="19.745cm" draw:start-shape="id68" draw:start-glue-point="2" draw:end-shape="id70" draw:end-glue-point="0" svg:d="M4336 18008l635 1737" svg:viewBox="0 0 636 1738">
          <text:p/>
        </draw:connector>
        <draw:connector draw:style-name="gr5" draw:text-style-name="P6" draw:layer="layout" draw:type="line" svg:x1="6.32cm" svg:y1="17.619cm" svg:x2="9.178cm" svg:y2="18.596cm" draw:start-shape="id68" draw:start-glue-point="1" draw:end-shape="id65" svg:d="M6320 17619l2858 977" svg:viewBox="0 0 2859 978">
          <text:p/>
        </draw:connector>
        <draw:custom-shape draw:style-name="gr3" draw:text-style-name="P4" xml:id="id68" draw:id="id68" draw:layer="layout" svg:width="3.968cm" svg:height="0.803cm" draw:transform="skewX (-0.00628318530717958) rotate (-0.00628318530718033) translate (2.352cm 17.193cm)">
          <text:p text:style-name="P3"><text:span text:style-name="T1">results_ou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3" draw:id="id63" draw:layer="layout" svg:width="3.968cm" svg:height="0.803cm" draw:transform="skewX (-0.00628318530717958) rotate (-0.00628318530718033) translate (2.67cm 14.301cm)">
          <text:p text:style-name="P3"><text:span text:style-name="T1">summary_ou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4" draw:id="id64" draw:layer="layout" svg:width="4.762cm" svg:height="0.793cm" svg:x="14.957cm" svg:y="15.29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3" draw:id="id73" draw:layer="layout" svg:width="4.762cm" svg:height="0.793cm" svg:x="14.957cm" svg:y="16.065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9" draw:id="id69" draw:layer="layout" svg:width="4.762cm" svg:height="0.793cm" svg:x="8.702cm" svg:y="13.701cm">
          <text:p text:style-name="P3"><text:span text:style-name="T2">g_date_format vairiable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0.065cm" svg:height="2.382cm" svg:x="9.654cm" svg:y="6.874cm">
          <text:p text:style-name="P1"><text:span text:style-name="T1">WTPLSL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2" draw:id="id72" draw:layer="layout" svg:width="3.968cm" svg:height="0.803cm" draw:transform="skewX (-0.00628318530717958) rotate (-0.00628318530718033) translate (15.369cm 8.074cm)">
          <text:p text:style-name="P3"><text:span text:style-name="T1">show_version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638cm" svg:y1="14.727cm" svg:x2="15.369cm" svg:y2="8.475cm" draw:start-shape="id63" draw:start-glue-point="1" draw:end-shape="id72" draw:end-glue-point="3" svg:d="M6638 14727l8731-6252" svg:viewBox="0 0 8732 6253">
          <text:p/>
        </draw:connector>
        <draw:connector draw:style-name="gr5" draw:text-style-name="P6" draw:layer="layout" draw:type="line" svg:x1="6.32cm" svg:y1="17.619cm" svg:x2="14.957cm" svg:y2="16.461cm" draw:start-shape="id68" draw:start-glue-point="1" draw:end-shape="id73" draw:end-glue-point="3" svg:d="M6320 17619l8637-1158" svg:viewBox="0 0 8638 1159">
          <text:p/>
        </draw:connector>
        <draw:connector draw:style-name="gr5" draw:text-style-name="P6" draw:layer="layout" draw:type="line" svg:x1="6.32cm" svg:y1="17.619cm" svg:x2="14.957cm" svg:y2="15.686cm" draw:start-shape="id68" draw:start-glue-point="1" draw:end-shape="id64" draw:end-glue-point="3" svg:d="M6320 17619l8637-1933" svg:viewBox="0 0 8638 1934">
          <text:p/>
        </draw:connector>
        <draw:custom-shape draw:style-name="gr37" draw:text-style-name="P15" draw:layer="layout" svg:width="4.985cm" svg:height="2.382cm" svg:x="2.828cm" svg:y="6.715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74" draw:id="id74" draw:layer="layout" svg:width="3.016cm" svg:height="1.133cm" draw:transform="skewX (-0.00610865238198016) rotate (-0.00628318530718033) translate (3.622cm 7.627cm)">
          <draw:glue-point draw:id="4" svg:x="-2.2cm" svg:y="-5cm"/>
          <text:p text:style-name="P3"><text:span text:style-name="T1">after_test_ru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5" draw:id="id75" draw:layer="layout" svg:width="3.968cm" svg:height="0.803cm" draw:transform="skewX (-0.00628318530717958) rotate (-0.00628318530718033) translate (10.449cm 7.647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13cm" svg:y1="8.769cm" svg:x2="4.177cm" svg:y2="11.773cm" draw:start-shape="id74" draw:start-glue-point="2" draw:end-shape="id67" draw:end-glue-point="0" svg:d="M5130 8769l-953 3004" svg:viewBox="0 0 954 3005">
          <text:p/>
        </draw:connector>
        <draw:connector draw:style-name="gr5" draw:text-style-name="P6" draw:layer="layout" draw:type="line" svg:x1="10.449cm" svg:y1="8.048cm" svg:x2="6.637cm" svg:y2="8.212cm" draw:start-shape="id75" draw:start-glue-point="3" draw:end-shape="id74" draw:end-glue-point="1" svg:d="M10449 8048l-3812 164" svg:viewBox="0 0 3813 165">
          <text:p/>
        </draw:connector>
      </draw:page>
      <draw:page draw:name="Ad-Hoc Text Reporting" draw:style-name="dp1" draw:master-page-name="Default">
        <draw:custom-shape draw:style-name="gr38" draw:text-style-name="P12" draw:layer="layout" svg:width="14.605cm" svg:height="4.445cm" svg:x="2.27cm" svg:y="19.414cm">
          <text:p text:style-name="P11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12.7cm" svg:height="5.758cm" svg:x="6.715cm" svg:y="7.349cm">
          <text:p text:style-name="P11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9.525cm" svg:height="1.905cm" svg:x="10.525cm" svg:y="14.334cm">
          <text:p text:style-name="P11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xml:id="id76" draw:id="id76" draw:layer="layout" svg:width="4.445cm" svg:height="0.803cm" draw:transform="skewX (-0.00628318530717958) rotate (-0.00628318530718033) translate (11.16cm 15.249cm)">
          <text:p text:style-name="P3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7" draw:id="id77" draw:layer="layout" svg:width="3.968cm" svg:height="0.803cm" draw:transform="skewX (-0.00628318530717958) rotate (-0.00628318530718033) translate (13.065cm 17.509cm)">
          <text:p text:style-name="P3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382cm" svg:y1="16.066cm" svg:x2="15.049cm" svg:y2="17.521cm" draw:start-shape="id76" draw:start-glue-point="2" draw:end-shape="id77" draw:end-glue-point="0" svg:d="M13382 16066l1667 1455" svg:viewBox="0 0 1668 1456">
          <text:p/>
        </draw:connector>
        <draw:frame draw:style-name="gr7" draw:text-style-name="P10" draw:layer="layout" svg:width="7.62cm" svg:height="0.725cm" svg:x="1.635cm" svg:y="2.59cm">
          <draw:text-box>
            <text:p text:style-name="P9"><text:span text:style-name="T3"><loext:page-name>Initialize WtPLSQL</loext:page-name></text:span></text:p>
          </draw:text-box>
        </draw:frame>
        <draw:frame draw:style-name="gr25" draw:text-style-name="P17" draw:layer="layout" svg:width="8.889cm" svg:height="0.887cm" svg:x="2.27cm" svg:y="25.671cm">
          <draw:text-box>
            <text:p><text:span text:style-name="T6">Add-Hoc Call:</text:span><text:span text:style-name="T7"> A user written PL/SQL procedure that makes one or more calls to WT_ASSERT procedures.</text:span></text:p>
          </draw:text-box>
        </draw:frame>
        <draw:connector draw:style-name="gr5" draw:text-style-name="P6" draw:layer="layout" draw:type="line" svg:x1="13.382cm" svg:y1="15.263cm" svg:x2="17.351cm" svg:y2="12.323cm" draw:start-shape="id76" draw:start-glue-point="0" draw:end-shape="id78" draw:end-glue-point="2" svg:d="M13382 15263l3969-2940" svg:viewBox="0 0 3970 2941">
          <text:p/>
        </draw:connector>
        <draw:connector draw:style-name="gr5" draw:text-style-name="P6" draw:layer="layout" draw:type="line" svg:x1="15.605cm" svg:y1="10.354cm" svg:x2="17.351cm" svg:y2="11.53cm" draw:start-shape="id79" draw:start-glue-point="2" draw:end-shape="id78" draw:end-glue-point="0" svg:d="M15605 10354l1746 1176" svg:viewBox="0 0 1747 1177">
          <text:p/>
        </draw:connector>
        <draw:connector draw:style-name="gr5" draw:text-style-name="P6" draw:layer="layout" draw:type="line" svg:x1="5.761cm" svg:y1="20.317cm" svg:x2="11.16cm" svg:y2="15.65cm" draw:start-shape="id80" draw:start-glue-point="1" draw:end-shape="id76" svg:d="M5761 20317l5399-4667" svg:viewBox="0 0 5400 4668">
          <text:p/>
        </draw:connector>
        <draw:custom-shape draw:style-name="gr42" draw:text-style-name="P16" xml:id="id81" draw:id="id81" draw:layer="layout" svg:width="3.175cm" svg:height="0.803cm" draw:transform="skewX (-0.00628318530717958) rotate (-0.00628318530718033) translate (2.27cm 5.364cm)">
          <text:p text:style-name="P3"><text:span text:style-name="T1">Ad 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857cm" svg:y1="6.177cm" svg:x2="7.994cm" svg:y2="8.182cm" draw:start-shape="id81" draw:start-glue-point="2" draw:end-shape="id82" svg:d="M3857 6177l4137 2005" svg:viewBox="0 0 4138 2006">
          <text:p/>
        </draw:connector>
        <draw:connector draw:style-name="gr5" draw:text-style-name="P6" draw:layer="layout" draw:type="line" svg:x1="3.857cm" svg:y1="6.177cm" svg:x2="7.677cm" svg:y2="9.384cm" draw:start-shape="id81" draw:start-glue-point="2" draw:end-shape="id83" svg:d="M3857 6177l3820 3207" svg:viewBox="0 0 3821 3208">
          <text:p/>
        </draw:connector>
        <draw:connector draw:style-name="gr5" draw:text-style-name="P6" draw:layer="layout" draw:type="line" svg:x1="3.857cm" svg:y1="6.177cm" svg:x2="7.352cm" svg:y2="10.597cm" draw:start-shape="id81" draw:start-glue-point="2" draw:end-shape="id84" svg:d="M3857 6177l3495 4420" svg:viewBox="0 0 3496 4421">
          <text:p/>
        </draw:connector>
        <draw:connector draw:style-name="gr5" draw:text-style-name="P6" draw:layer="layout" draw:type="line" svg:x1="11.645cm" svg:y1="9.409cm" svg:x2="13.86cm" svg:y2="9.695cm" draw:start-shape="id83" draw:end-shape="id79" draw:end-glue-point="3" svg:d="M11645 9409l2215 286" svg:viewBox="0 0 2216 287">
          <text:p/>
        </draw:connector>
        <draw:connector draw:style-name="gr5" draw:text-style-name="P6" draw:layer="layout" draw:type="line" svg:x1="11.32cm" svg:y1="10.622cm" svg:x2="13.86cm" svg:y2="9.695cm" draw:start-shape="id84" draw:end-shape="id79" draw:end-glue-point="3" svg:d="M11320 10622l2540-927" svg:viewBox="0 0 2541 928">
          <text:p/>
        </draw:connector>
        <draw:custom-shape draw:style-name="gr24" draw:text-style-name="P4" xml:id="id79" draw:id="id79" draw:layer="layout" svg:width="3.491cm" svg:height="1.296cm" draw:transform="skewX (-0.00610865238198016) rotate (-0.00628318530718033) translate (13.86cm 9.047cm)">
          <text:p text:style-name="P3"><text:span text:style-name="T1">process_asse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962cm" svg:y1="8.207cm" svg:x2="13.86cm" svg:y2="9.695cm" draw:start-shape="id82" draw:start-glue-point="1" draw:end-shape="id79" draw:end-glue-point="3" svg:d="M11962 8207l1898 1488" svg:viewBox="0 0 1899 1489">
          <text:p/>
        </draw:connector>
        <draw:custom-shape draw:style-name="gr3" draw:text-style-name="P4" xml:id="id82" draw:id="id82" draw:layer="layout" svg:width="3.968cm" svg:height="0.803cm" draw:transform="skewX (-0.00628318530717958) rotate (-0.00628318530718033) translate (7.994cm 7.781cm)">
          <text:p text:style-name="P3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3" draw:id="id83" draw:layer="layout" svg:width="3.968cm" svg:height="0.803cm" draw:transform="skewX (-0.00628318530717958) rotate (-0.00628318530718033) translate (7.677cm 8.983cm)">
          <text:p text:style-name="P3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4" draw:id="id84" draw:layer="layout" svg:width="3.968cm" svg:height="0.803cm" draw:transform="skewX (-0.00628318530717958) rotate (-0.00628318530718033) translate (7.352cm 10.196cm)">
          <text:p text:style-name="P3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85" draw:id="id85" draw:layer="layout" svg:width="3.492cm" svg:height="0.793cm" svg:x="7.826cm" svg:y="11.635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5.605cm" svg:y1="10.354cm" svg:x2="11.318cm" svg:y2="12.031cm" draw:start-shape="id79" draw:start-glue-point="2" draw:end-shape="id85" draw:end-glue-point="1" svg:d="M15605 10354l-4287 1677" svg:viewBox="0 0 4288 1678">
          <text:p/>
        </draw:connector>
        <draw:connector draw:style-name="gr5" draw:text-style-name="P6" draw:layer="layout" draw:type="line" svg:x1="3.857cm" svg:y1="6.177cm" svg:x2="7.826cm" svg:y2="12.031cm" draw:start-shape="id81" draw:start-glue-point="2" draw:end-shape="id85" svg:d="M3857 6177l3969 5854" svg:viewBox="0 0 3970 5855">
          <text:p/>
        </draw:connector>
        <draw:connector draw:style-name="gr5" draw:text-style-name="P6" draw:layer="layout" draw:type="line" svg:x1="15.605cm" svg:y1="10.354cm" svg:x2="4.254cm" svg:y2="19.741cm" draw:start-shape="id79" draw:start-glue-point="2" draw:end-shape="id80" draw:end-glue-point="0" svg:d="M15605 10354l-11351 9387" svg:viewBox="0 0 11352 9388">
          <text:p/>
        </draw:connector>
        <draw:connector draw:style-name="gr5" draw:text-style-name="P6" draw:layer="layout" draw:type="line" svg:x1="13.382cm" svg:y1="15.263cm" svg:x2="9.572cm" svg:y2="12.428cm" draw:start-shape="id76" draw:start-glue-point="0" draw:end-shape="id85" draw:end-glue-point="2" svg:d="M13382 15263l-3810-2835" svg:viewBox="0 0 3811 2836">
          <text:p/>
        </draw:connector>
        <draw:custom-shape draw:style-name="gr43" draw:text-style-name="P2" draw:layer="layout" svg:width="5.663cm" svg:height="2.54cm" svg:x="9.942cm" svg:y="3.54cm">
          <text:p text:style-name="P3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6" draw:id="id86" draw:layer="layout" svg:width="4.762cm" svg:height="0.793cm" svg:x="10.526cm" svg:y="4.884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5.605cm" svg:y1="9.058cm" svg:x2="12.907cm" svg:y2="5.677cm" draw:start-shape="id79" draw:start-glue-point="0" draw:end-shape="id86" draw:end-glue-point="2" svg:d="M15605 9058l-2698-3381" svg:viewBox="0 0 2699 3382">
          <text:p/>
        </draw:connector>
        <draw:custom-shape draw:style-name="gr10" draw:text-style-name="P5" xml:id="id78" draw:id="id78" draw:layer="layout" svg:width="3.493cm" svg:height="0.793cm" svg:x="15.605cm" svg:y="11.53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88" draw:id="id88" draw:layer="layout" svg:width="3.493cm" svg:height="0.793cm" svg:x="9.572cm" svg:y="19.891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87" draw:id="id87" draw:layer="layout" svg:width="2.54cm" svg:height="0.803cm" draw:transform="skewX (-0.00628318530717958) rotate (-0.00628318530718033) translate (4.809cm 21.928cm)">
          <draw:glue-point draw:id="4" svg:x="-2.2cm" svg:y="-5cm"/>
          <text:p text:style-name="P3"><text:span text:style-name="T1">Ini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079cm" svg:y1="21.936cm" svg:x2="9.572cm" svg:y2="20.287cm" draw:start-shape="id87" draw:start-glue-point="0" draw:end-shape="id88" svg:d="M6079 21936l3493-1649" svg:viewBox="0 0 3494 1650">
          <text:p/>
        </draw:connector>
        <draw:custom-shape draw:style-name="gr14" draw:text-style-name="P13" xml:id="id89" draw:id="id89" draw:layer="layout" svg:width="4.445cm" svg:height="1.27cm" svg:x="7.984cm" svg:y="22.907cm">
          <text:p text:style-name="P3"><text:span text:style-name="T4">HOOK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079cm" svg:y1="22.739cm" svg:x2="7.984cm" svg:y2="23.542cm" draw:start-shape="id87" draw:start-glue-point="2" draw:end-shape="id89" draw:end-glue-point="6" svg:d="M6079 22739l1905 803" svg:viewBox="0 0 1906 804">
          <text:p/>
        </draw:connector>
        <draw:custom-shape draw:style-name="gr15" draw:text-style-name="P4" xml:id="id80" draw:id="id80" draw:layer="layout" svg:width="3.016cm" svg:height="1.133cm" draw:transform="skewX (-0.00610865238198016) rotate (-0.00628318530718033) translate (2.746cm 19.732cm)">
          <draw:glue-point draw:id="4" svg:x="-2.2cm" svg:y="-5cm"/>
          <text:p text:style-name="P3"><text:span text:style-name="T1">adhoc_repor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761cm" svg:y1="20.317cm" svg:x2="9.572cm" svg:y2="20.287cm" draw:start-shape="id80" draw:end-shape="id88" draw:end-glue-point="3" svg:d="M5761 20317l3811-30" svg:viewBox="0 0 3812 31">
          <text:p/>
        </draw:connector>
        <draw:custom-shape draw:style-name="gr16" draw:text-style-name="P5" xml:id="id90" draw:id="id90" draw:layer="layout" svg:width="6.032cm" svg:height="0.793cm" svg:x="9.572cm" svg:y="21.398cm">
          <text:p text:style-name="P3"><text:span text:style-name="T2">adhoc_reportl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349cm" svg:y1="22.345cm" svg:x2="9.572cm" svg:y2="21.794cm" draw:start-shape="id87" draw:start-glue-point="1" draw:end-shape="id90" draw:end-glue-point="3" svg:d="M7349 22345l2223-551" svg:viewBox="0 0 2224 552">
          <text:p/>
        </draw:connector>
        <draw:connector draw:style-name="gr5" draw:text-style-name="P6" draw:layer="layout" draw:type="line" svg:x1="5.761cm" svg:y1="20.317cm" svg:x2="9.572cm" svg:y2="21.794cm" draw:start-shape="id80" draw:start-glue-point="1" draw:end-shape="id90" draw:end-glue-point="3" svg:d="M5761 20317l3811 1477" svg:viewBox="0 0 3812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12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12-30">12/30/18</text:date></text:span><text:span text:style-name="MT1"><text:s text:c="4"/>Page </text:span><text:span text:style-name="MT1"><text:page-number>1</text:page-number></text:span><text:span text:style-name="MT1"><text:s/>of </text:span><text:span text:style-name="MT1"><text:page-count>5</text:page-count></text:span></text:p>
        </draw:text-box>
      </draw:frame>
      <draw:frame draw:style-name="Mgr2" draw:text-style-name="MP4" draw:layer="backgroundobjects" svg:width="7.62cm" svg:height="0.962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79</meta:editing-cycles>
    <meta:editing-duration>P3DT3H12M40S</meta:editing-duration>
    <dc:date>2018-12-30T09:13:39.228000000</dc:date>
    <meta:generator>LibreOffice/6.0.7.3$Windows_X86_64 LibreOffice_project/dc89aa7a9eabfd848af146d5086077aeed2ae4a5</meta:generator>
    <meta:document-statistic meta:object-count="226"/>
  </office:meta>
</office:document-meta>
</file>